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343cm"/>
    </style:style>
    <style:style style:name="gr4" style:family="graphic" style:parent-style-name="standard">
      <style:graphic-properties draw:stroke="solid" svg:stroke-color="#000000" draw:fill="none" draw:fill-color="#ffffff" fo:min-height="0.343cm"/>
    </style:style>
    <style:style style:name="gr5" style:family="graphic" style:parent-style-name="standard">
      <style:graphic-properties svg:stroke-width="0.2cm" draw:marker-start="Arrowheads_20_1" draw:marker-start-width="0.6cm" draw:marker-end="Arrowheads_20_1" draw:marker-end-width="0.6cm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solid" svg:stroke-width="0cm" svg:stroke-color="#000000" draw:marker-start-width="0.2cm" draw:marker-end-width="0.2cm" draw:fill="none" draw:fill-color="#ffffff" fo:min-height="0.343cm" fo:padding-top="0.075cm" fo:padding-bottom="0.075cm" fo:padding-left="0.2cm" fo:padding-right="0.2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fo:font-size="10pt" style:font-size-asian="10pt" style:font-size-complex="1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family="Arial" style:font-family-generic="swis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family="Arial" style:font-family-generic="swiss" fo:font-size="10pt" style:font-size-asian="10pt" style:font-size-complex="10pt"/>
    </style:style>
    <style:style style:name="T2" style:family="text">
      <style:text-properties fo:font-family="Arial" style:font-family-generic="swiss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029cm" svg:height="4.446cm" svg:x="2.513cm" svg:y="10.1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19cm" svg:height="2.223cm" svg:x="8.847cm" svg:y="2.8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19cm" svg:height="2.223cm" svg:x="9.348cm" svg:y="4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335cm" svg:height="6.18cm" svg:x="3.259cm" svg:y="1.6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22cm" svg:height="2.794cm" svg:x="3.852cm" svg:y="3.71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772cm" svg:height="0.645cm" svg:x="9.241cm" svg:y="5.468cm">
          <draw:text-box>
            <text:p><text:span text:style-name="T1">Comunicación</text:span></text:p>
          </draw:text-box>
        </draw:frame>
        <draw:frame draw:style-name="gr3" draw:text-style-name="P2" draw:layer="layout" svg:width="2.307cm" svg:height="1.039cm" svg:x="8.985cm" svg:y="2.972cm">
          <draw:text-box>
            <text:p><text:span text:style-name="T1">Equipo de Trabajo</text:span></text:p>
          </draw:text-box>
        </draw:frame>
        <draw:frame draw:style-name="gr3" draw:text-style-name="P2" draw:layer="layout" svg:width="4.811cm" svg:height="0.645cm" svg:x="5.507cm" svg:y="1.796cm">
          <draw:text-box>
            <text:p><text:span text:style-name="T1">Habilidades Personales</text:span></text:p>
          </draw:text-box>
        </draw:frame>
        <draw:frame draw:style-name="gr3" draw:text-style-name="P2" draw:layer="layout" svg:width="4.811cm" svg:height="2.221cm" svg:x="3.792cm" svg:y="3.759cm">
          <draw:text-box>
            <text:p><text:span text:style-name="T1">-Resolución de </text:span></text:p>
            <text:p><text:span text:style-name="T1">problemas</text:span></text:p>
            <text:p><text:span text:style-name="T1">-Descubrimiento de conocimiento</text:span></text:p>
            <text:p><text:span text:style-name="T1">-Pensamiento Sistemático</text:span></text:p>
          </draw:text-box>
        </draw:frame>
        <draw:custom-shape draw:style-name="gr2" draw:text-style-name="P1" draw:layer="layout" svg:width="4.745cm" svg:height="4.309cm" svg:x="3.604cm" svg:y="2.71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811cm" svg:height="0.645cm" svg:x="3.65cm" svg:y="2.797cm">
          <draw:text-box>
            <text:p><text:span text:style-name="T1">Habilidades Profesionales</text:span></text:p>
          </draw:text-box>
        </draw:frame>
        <draw:frame draw:style-name="gr4" draw:text-style-name="P2" draw:layer="layout" svg:width="7.48cm" svg:height="2.615cm" svg:x="5.793cm" svg:y="9.06cm">
          <draw:text-box>
            <text:p><text:span text:style-name="T1">-Definición de los requerimientos del sistema</text:span></text:p>
            <text:p><text:span text:style-name="T1">-Modelamiento del sistema</text:span></text:p>
            <text:p><text:span text:style-name="T1"/></text:p>
            <text:p><text:span text:style-name="T1">-Particionamiento HW – SW</text:span></text:p>
            <text:p><text:span text:style-name="T1">-Módulos funcionales y diseño de la interfaz</text:span></text:p>
            <text:p><text:span text:style-name="T1">-Comunicación HW-SW </text:span></text:p>
          </draw:text-box>
        </draw:frame>
        <draw:frame draw:style-name="gr3" draw:text-style-name="P4" draw:layer="layout" svg:width="7.422cm" svg:height="0.645cm" svg:x="5.651cm" svg:y="8.398cm">
          <draw:text-box>
            <text:p text:style-name="P3"><text:span text:style-name="T2">Arquitectura de un Sistema Embebido</text:span></text:p>
          </draw:text-box>
        </draw:frame>
        <draw:frame draw:style-name="gr4" draw:text-style-name="P2" draw:layer="layout" svg:width="5.99cm" svg:height="1.433cm" svg:x="2.793cm" svg:y="13.061cm">
          <draw:text-box>
            <text:p><text:span text:style-name="T1">-Diseño de la arquitectura</text:span></text:p>
            <text:p><text:span text:style-name="T1">-Implementación de funciones SW.</text:span></text:p>
            <text:p><text:span text:style-name="T1">-Integración y pruebas.</text:span></text:p>
          </draw:text-box>
        </draw:frame>
        <draw:frame draw:style-name="gr3" draw:text-style-name="P4" draw:layer="layout" svg:width="3.664cm" svg:height="0.645cm" svg:x="2.651cm" svg:y="12.399cm">
          <draw:text-box>
            <text:p text:style-name="P3"><text:span text:style-name="T2">Diseño software</text:span></text:p>
          </draw:text-box>
        </draw:frame>
        <draw:frame draw:style-name="gr4" draw:text-style-name="P2" draw:layer="layout" svg:width="5.671cm" svg:height="1.433cm" svg:x="10.293cm" svg:y="13.062cm">
          <draw:text-box>
            <text:p><text:span text:style-name="T1">-Diseño de la arquitectura</text:span></text:p>
            <text:p><text:span text:style-name="T1">-Implementación de tareas HW.</text:span></text:p>
            <text:p><text:span text:style-name="T1">-Integración y pruebas</text:span></text:p>
          </draw:text-box>
        </draw:frame>
        <draw:frame draw:style-name="gr3" draw:text-style-name="P4" draw:layer="layout" svg:width="3.444cm" svg:height="0.645cm" svg:x="10.251cm" svg:y="12.4cm">
          <draw:text-box>
            <text:p text:style-name="P3"><text:span text:style-name="T2">Diseño hardware</text:span></text:p>
          </draw:text-box>
        </draw:frame>
        <draw:line draw:style-name="gr5" draw:text-style-name="P1" draw:layer="layout" svg:x1="8.782cm" svg:y1="11.873cm" svg:x2="7.649cm" svg:y2="12.562cm">
          <text:p/>
        </draw:line>
        <draw:line draw:style-name="gr5" draw:text-style-name="P1" draw:layer="layout" svg:x1="9.961cm" svg:y1="11.862cm" svg:x2="11.117cm" svg:y2="12.406cm">
          <text:p/>
        </draw:line>
        <draw:line draw:style-name="gr5" draw:text-style-name="P1" draw:layer="layout" svg:x1="8.805cm" svg:y1="13.796cm" svg:x2="10.206cm" svg:y2="13.774cm">
          <text:p/>
        </draw:line>
        <draw:frame draw:style-name="gr4" draw:text-style-name="P2" draw:layer="layout" svg:width="6.058cm" svg:height="2.221cm" svg:x="5.793cm" svg:y="15.161cm">
          <draw:text-box>
            <text:p><text:span text:style-name="T1">Dispositivos comerciales:</text:span></text:p>
            <text:p><text:span text:style-name="T1"><text:s text:c="3"/></text:span><text:span text:style-name="T1">-Hardware: CPLD, FPGA</text:span></text:p>
            <text:p><text:span text:style-name="T1"><text:s text:c="3"/></text:span><text:span text:style-name="T1">-Software: uC, uP, DSP, FPGA.</text:span></text:p>
            <text:p><text:span text:style-name="T1"><text:s text:c="3"/></text:span><text:span text:style-name="T1">-HW y SW: System On Chip</text:span></text:p>
            <text:p><text:span text:style-name="T1">Diseño ASIC</text:span></text:p>
          </draw:text-box>
        </draw:frame>
        <draw:frame draw:style-name="gr3" draw:text-style-name="P4" draw:layer="layout" svg:width="8.512cm" svg:height="0.645cm" svg:x="5.651cm" svg:y="14.499cm">
          <draw:text-box>
            <text:p text:style-name="P3"><text:span text:style-name="T2">Elección de la tecnología de Implementación</text:span></text:p>
          </draw:text-box>
        </draw:frame>
        <draw:frame draw:style-name="gr3" draw:text-style-name="P4" draw:layer="layout" svg:width="5.088cm" svg:height="0.645cm" svg:x="5.651cm" svg:y="17.4cm">
          <draw:text-box>
            <text:p text:style-name="P3"><text:span text:style-name="T2">Fabricación del prototipo</text:span></text:p>
          </draw:text-box>
        </draw:frame>
        <draw:frame draw:style-name="gr4" draw:text-style-name="P2" draw:layer="layout" svg:width="8.548cm" svg:height="1.827cm" svg:x="5.793cm" svg:y="18.062cm">
          <draw:text-box>
            <text:p><text:span text:style-name="T1">Realización de esquemáticos</text:span></text:p>
            <text:p><text:span text:style-name="T1">Relización y fabricación del PCB</text:span></text:p>
            <text:p><text:span text:style-name="T1">Montaje del prototipo y Pruebas.</text:span></text:p>
            <text:p><text:span text:style-name="T1">Cumplimiento de las certificaciones requeridas.</text:span></text:p>
          </draw:text-box>
        </draw:frame>
        <draw:frame draw:style-name="gr6" draw:text-style-name="P4" draw:layer="layout" svg:width="9.557cm" svg:height="0.545cm" svg:x="5.651cm" svg:y="20.101cm">
          <draw:text-box>
            <text:p text:style-name="P4"><text:span text:style-name="T2">Producción a grandes volúmenes y comercializació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0-04-24T20:33:00</meta:creation-date>
    <dc:date>2010-09-14T10:23:01</dc:date>
    <dc:creator>Carlos Camargo</dc:creator>
    <meta:editing-duration>PT03H19M47S</meta:editing-duration>
    <meta:editing-cycles>47</meta:editing-cycles>
    <meta:generator>OpenOffice.org/3.2$Linux OpenOffice.org_project/320m12$Build-9483</meta:generator>
    <meta:document-statistic meta:object-count="25"/>
  </office:meta>
</office:document-meta>
</file>